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paragraph" style:master-page-name="rststyle-pagedefault" style:name="P1003" style:parent-style-name="rststyle-title"/>
  </office:automatic-styles>
  <office:body>
    <office:text>
      <text:p text:style-name="P1003">man page for test</text:p>
      <text:section text:name="Section1" text:style-name="Sect1"><text:p text:style-name="rststyle-textbody"><text:span text:style-name="rststyle-strong">Author:</text:span></text:p><text:p text:style-name="rststyle-blockindent">Leander Jedamus</text:p><text:p text:style-name="rststyle-textbody"><text:span text:style-name="rststyle-strong">Contact:</text:span></text:p><text:p text:style-name="rststyle-blockindent">ljedamus@gmail.com</text:p><text:p text:style-name="rststyle-textbody"><text:span text:style-name="rststyle-strong">Revision:</text:span>1.0</text:p>1.0<text:p text:style-name="rststyle-textbody"><text:span text:style-name="rststyle-strong">Date:</text:span>27.11.2012 08:07:00 +0100 (Die, 27.Nov.2012)</text:p>27.11.2012 08:07:00 +0100 (Die, 27.Nov.2012)<text:p text:style-name="rststyle-textbody"><text:span text:style-name="rststyle-strong">Copyright:</text:span></text:p><text:p text:style-name="rststyle-blockindent">2012 Leander Jedamus.</text:p></text:section>
      <text:p text:style-name="rststyle-textbody">This is some example text.</text:p>
      <text:section text:name="Section2" text:style-name="Sect1">
        <text:h text:outline-level="1" text:style-name="rststyle-heading1">Module information</text:h>
        <text:p text:style-name="rststyle-blockquote">Here comes the text for module information.
See References (&lt;-- this is a link).
<text:span text:style-name="rststyle-emphasis">hervorgehoben</text:span>, <text:span text:style-name="rststyle-strong">besonders hervorgehoben</text:span>. Phrase reference
Siehe rst.</text:p>
        <text:p text:style-name="rststyle-textbody">Hier kommen zwei nicht nummerierte Listen:</text:p>
        <text:list text:style-name="rststyle-bulletlist">
          <text:list-item>
            <text:p text:style-name="rststyle-bulletitem">text1</text:p>
          </text:list-item>
          <text:list-item>
            <text:p text:style-name="rststyle-bulletitem">text2</text:p>
          </text:list-item>
          <text:list-item>
            <text:p text:style-name="rststyle-bulletitem">text3</text:p>
          </text:list-item>
        </text:list>
        <text:list text:style-name="rststyle-bulletlist">
          <text:list-item>
            <text:p text:style-name="rststyle-bulletitem">item1</text:p>
          </text:list-item>
          <text:list-item>
            <text:p text:style-name="rststyle-bulletitem">item2</text:p>
          </text:list-item>
          <text:list-item>
            <text:p text:style-name="rststyle-bulletitem">item3</text:p>
          </text:list-item>
        </text:list>
        <text:list text:style-name="rststyle-enumlist-arabic">
          <text:list-item>
            <text:p text:style-name="rststyle-enumitem">Dies ist ein Beispiel für eine Aufzählungsliste. Sie wird
hier umbrochen, wenn genug Text zusammen kommt, um die Zeile
zu füllen. Das sollte jetzt reichen, weil genug Text zusammengekommen ist,
um auch bei großen Bildschirmen einen Umbruch zu erzeugen.</text:p>
          </text:list-item>
          <text:list-item>
            <text:p text:style-name="rststyle-enumitem">hier geht es weiter.</text:p>
          </text:list-item>
        </text:list>
        <text:p text:style-name="rststyle-deflist-term-1">was</text:p>
        <text:p text:style-name="rststyle-deflist-def-1">Dies ist eine Definition von was.</text:p>
        <text:p text:style-name="rststyle-deflist-term-1">wie</text:p>
        <text:p text:style-name="rststyle-deflist-def-1">Dies ist eine zweite Definition. Hier wird "wie" erklärt.</text:p>
      </text:section>
      <text:section text:name="Section3" text:style-name="Sect1">
        <text:h text:outline-level="1" text:style-name="rststyle-heading1">References</text:h>
        <text:p text:style-name="rststyle-textbody">Hier kommt die Referenz. Will man Code einfügen, macht man das so</text:p>
        <ns0:p ns0:style-name="rststyle-codeblock">if (i&lt;2) and (j&gt;5):<ns0:line-break/><ns0:s ns0:c="4"/>pass<ns0:line-break/>elif (k == 2):<ns0:line-break/><ns0:s ns0:c="4"/>continue<ns0:line-break/>else:<ns0:line-break/><ns0:s ns0:c="4"/>break</ns0:p>
        <text:p text:style-name="rststyle-textbody">Hier geht es weiter mit normalem Text. Jetzt kommt ein weiteres Literal:</text:p>
        <ns0:p ns0:style-name="rststyle-codeblock">&gt; Dies ist ein anderes Beispiel für<ns0:line-break/>&gt; literalen Text.</ns0:p>
      </text:section>
      <text:section text:name="Section4" text:style-name="Sect1">
        <text:h text:outline-level="1" text:style-name="rststyle-heading1">Phrase reference</text:h>
        <text:p text:style-name="rststyle-textbody">Hier kommt eine Phasenreferenz hin.</text:p>
      </text:section>
      <text:section text:name="Section5" text:style-name="Sect1">
        <text:h text:outline-level="1" text:style-name="rststyle-heading1">Convention</text:h>
        <text:p text:style-name="rststyle-admon-note-hdr">Note!</text:p>
        <text:list text:style-name="rststyle-bulletlist">
          <text:list-item>
            <text:p text:style-name="rststyle-bulletitem">text1</text:p>
          </text:list-item>
          <text:list-item>
            <text:p text:style-name="rststyle-bulletitem">text2</text:p>
          </text:list-item>
        </text:list>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leander</meta:initial-creator>
    <meta:creation-date>2015-08-15T12:25:42</meta:creation-date>
    <dc:creator>leander</dc:creator>
    <dc:date>2015-08-15T12:25:42</dc:date>
    <dc:language>en-US</dc:language>
    <meta:editing-cycles>1</meta:editing-cycles>
    <meta:editing-duration>PT00M01S</meta:editing-duration>
    <dc:title>man page for test</dc:title>
  </office:meta>
</office:document-meta>
</file>